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none" svg:stroke-color="#ffffff" draw:fill="none" draw:fill-color="#ffffff" fo:min-height="3.832cm"/>
      <style:paragraph-properties style:writing-mode="lr-tb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2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18cm" fo:min-width="6.028cm" style:writing-mode="lr-tb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32cm" fo:min-width="3.018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1.266cm" fo:min-width="1.065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32cm" fo:min-width="3.018cm"/>
    </style:style>
    <style:style style:name="P1" style:family="paragraph">
      <loext:graphic-properties draw:fill="none" draw:fill-color="#ffffff"/>
      <style:text-properties fo:color="#ffffff" loext:opacity="100%" loext:color-lum-mod="100%" loext:color-lum-off="0%" fo:font-size="19.299999237060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9.2999992370605pt"/>
    </style:style>
    <style:style style:name="P4" style:family="paragraph">
      <style:paragraph-properties fo:text-align="center" style:writing-mode="lr-tb"/>
      <style:text-properties fo:font-size="19.2999992370605pt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color="#ffffff" loext:opacity="100%" fo:font-size="80pt" style:font-size-asian="80pt" style:font-size-complex="80pt"/>
    </style:style>
    <style:style style:name="T2" style:family="text">
      <style:text-properties fo:color="#ffffff" loext:opacity="100%" fo:font-size="19.2999992370605pt"/>
    </style:style>
    <style:style style:name="T3" style:family="text">
      <style:text-properties fo:font-size="19.299999237060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18cm" svg:height="4.082cm" svg:x="6.355cm" svg:y="0.804cm">
          <draw:text-box>
            <text:p><text:span text:style-name="T1">TITLE</text:span></text:p>
          </draw:text-box>
        </draw:frame>
        <draw:line draw:style-name="gr2" draw:text-style-name="P2" draw:layer="layout" svg:x1="3.25cm" svg:y1="8.5cm" svg:x2="3cm" svg:y2="28.5cm">
          <text:p/>
        </draw:line>
        <draw:line draw:style-name="gr3" draw:text-style-name="P2" draw:layer="layout" svg:x1="3.25cm" svg:y1="13.368cm" svg:x2="0.105cm" svg:y2="13.25cm">
          <text:p/>
        </draw:line>
        <draw:line draw:style-name="gr3" draw:text-style-name="P2" draw:layer="layout" svg:x1="3.382cm" svg:y1="21.369cm" svg:x2="0cm" svg:y2="21.25cm">
          <text:p/>
        </draw:line>
        <draw:frame draw:style-name="gr4" draw:text-style-name="P1" draw:layer="layout" svg:width="4.421cm" svg:height="1.34cm" svg:x="0.329cm" svg:y="9.16cm">
          <draw:text-box>
            <text:p><text:span text:style-name="T2">Tab 1</text:span></text:p>
          </draw:text-box>
        </draw:frame>
        <draw:frame draw:style-name="gr4" draw:text-style-name="P1" draw:layer="layout" svg:width="4.421cm" svg:height="1.34cm" svg:x="0.079cm" svg:y="17cm">
          <draw:text-box>
            <text:p><text:span text:style-name="T2">Tab 2</text:span></text:p>
          </draw:text-box>
        </draw:frame>
        <draw:frame draw:style-name="gr4" draw:text-style-name="P1" draw:layer="layout" svg:width="4.421cm" svg:height="1.34cm" svg:x="0.329cm" svg:y="23.41cm">
          <draw:text-box>
            <text:p><text:span text:style-name="T2">Tab 3</text:span></text:p>
          </draw:text-box>
        </draw:frame>
        <draw:frame draw:style-name="gr5" draw:text-style-name="P1" draw:layer="layout" svg:width="5.25cm" svg:height="1.876cm" svg:x="6.17cm" svg:y="9.25cm">
          <draw:text-box>
            <text:p><text:span text:style-name="T2">Setting 1</text:span></text:p>
          </draw:text-box>
        </draw:frame>
        <draw:frame draw:style-name="gr5" draw:text-style-name="P1" draw:layer="layout" svg:width="5.25cm" svg:height="1.876cm" svg:x="6.17cm" svg:y="12.466cm">
          <draw:text-box>
            <text:p><text:span text:style-name="T2">Setting 2</text:span></text:p>
          </draw:text-box>
        </draw:frame>
        <draw:frame draw:style-name="gr5" draw:text-style-name="P1" draw:layer="layout" svg:width="5.25cm" svg:height="1.876cm" svg:x="6.17cm" svg:y="15.951cm">
          <draw:text-box>
            <text:p><text:span text:style-name="T2">Setting 3</text:span></text:p>
          </draw:text-box>
        </draw:frame>
        <draw:custom-shape draw:style-name="gr6" draw:text-style-name="P4" draw:layer="layout" svg:width="6.632cm" svg:height="1.072cm" svg:x="10.868cm" svg:y="9.518cm">
          <text:p text:style-name="P3"><text:span text:style-name="T3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632cm" svg:height="1.072cm" svg:x="10.868cm" svg:y="12.466cm">
          <text:p text:style-name="P3"><text:span text:style-name="T3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632cm" svg:height="1.072cm" svg:x="10.591cm" svg:y="15.951cm">
          <text:p text:style-name="P3"><text:span text:style-name="T3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5.25cm" svg:height="1.876cm" svg:x="6.447cm" svg:y="19.168cm">
          <draw:text-box>
            <text:p><text:span text:style-name="T2">Bool 1</text:span></text:p>
          </draw:text-box>
        </draw:frame>
        <draw:frame draw:style-name="gr5" draw:text-style-name="P1" draw:layer="layout" svg:width="5.25cm" svg:height="1.876cm" svg:x="6.17cm" svg:y="22.384cm">
          <draw:text-box>
            <text:p><text:span text:style-name="T2">Bool 2</text:span></text:p>
          </draw:text-box>
        </draw:frame>
        <draw:custom-shape draw:style-name="gr7" draw:text-style-name="P5" draw:layer="layout" svg:width="4.974cm" svg:height="0.804cm" svg:x="11.42cm" svg:y="1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211cm" svg:height="2.144cm" svg:x="11.42cm" svg:y="18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974cm" svg:height="0.804cm" svg:x="11.144cm" svg:y="22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211cm" svg:height="2.144cm" svg:x="14.184cm" svg:y="2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57:42.323793142</meta:creation-date>
    <dc:date>2023-05-18T10:27:13.839942559</dc:date>
    <meta:editing-duration>PT15M24S</meta:editing-duration>
    <meta:editing-cycles>3</meta:editing-cycles>
    <meta:generator>LibreOffice/7.5.3.2$Linux_X86_64 LibreOffice_project/50$Build-2</meta:generator>
    <meta:document-statistic meta:object-count="19"/>
  </office:meta>
</office:document-meta>
</file>